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number-columns-repeated="16" table:default-cell-style-name="ce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experiment</text:p>
          </table:table-cell>
          <table:table-cell table:style-name="ce1" office:value-type="string">
            <text:p>P</text:p>
          </table:table-cell>
          <table:table-cell table:style-name="ce1" office:value-type="string">
            <text:p>melt</text:p>
          </table:table-cell>
          <table:table-cell table:style-name="ce1" office:value-type="string">
            <text:p>ol</text:p>
          </table:table-cell>
          <table:table-cell table:style-name="ce1" office:value-type="string">
            <text:p>opx</text:p>
          </table:table-cell>
          <table:table-cell table:style-name="ce1" office:value-type="string">
            <text:p>cpx</text:p>
          </table:table-cell>
          <table:table-cell table:style-name="ce1" office:value-type="string">
            <text:p>plag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gt</text:p>
          </table:table-cell>
          <table:table-cell table:style-name="ce1" office:value-type="string">
            <text:p>Dol</text:p>
          </table:table-cell>
          <table:table-cell table:style-name="ce1" office:value-type="string">
            <text:p>Dopx</text:p>
          </table:table-cell>
          <table:table-cell table:style-name="ce1" office:value-type="string">
            <text:p>Dcpx</text:p>
          </table:table-cell>
          <table:table-cell table:style-name="ce1" office:value-type="string">
            <text:p>Dplag</text:p>
          </table:table-cell>
          <table:table-cell table:style-name="ce1" office:value-type="string">
            <text:p>Dsp</text:p>
          </table:table-cell>
          <table:table-cell table:style-name="ce1" office:value-type="string">
            <text:p>Dgt</text:p>
          </table:table-cell>
        </table:table-row>
        <table:table-row table:style-name="ro1">
          <table:table-cell table:style-name="ce2" office:value-type="string">
            <text:p>Kinzler,1997</text:p>
          </table:table-cell>
          <table:table-cell table:style-name="ce2" office:value-type="string">
            <text:p>L69</text:p>
          </table:table-cell>
          <table:table-cell table:style-name="ce2" office:value-type="float" office:value="1.9">
            <text:p>1.9</text:p>
          </table:table-cell>
          <table:table-cell table:style-name="ce2" office:value-type="float" office:value="2.16">
            <text:p>2.16</text:p>
          </table:table-cell>
          <table:table-cell table:style-name="ce2"/>
          <table:table-cell table:style-name="ce2" office:value-type="float" office:value="0.15">
            <text:p>0.15</text:p>
          </table:table-cell>
          <table:table-cell table:style-name="ce2" office:value-type="float" office:value="0.69">
            <text:p>0.69</text:p>
          </table:table-cell>
          <table:table-cell table:style-name="ce2" table:number-columns-repeated="4"/>
          <table:table-cell table:style-name="ce2" table:formula="of:=[.F2]/[.D2]" office:value-type="float" office:value="0.0694444444444444">
            <text:p>0.0694444444</text:p>
          </table:table-cell>
          <table:table-cell table:style-name="ce2" table:formula="of:=[.G2]/[.D2]" office:value-type="float" office:value="0.319444444444444">
            <text:p>0.3194444444</text:p>
          </table:table-cell>
          <table:table-cell table:style-name="ce2"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29</text:p>
          </table:table-cell>
          <table:table-cell office:value-type="float" office:value="1.5">
            <text:p>1.5</text:p>
          </table:table-cell>
          <table:table-cell office:value-type="float" office:value="3.67">
            <text:p>3.67</text:p>
          </table:table-cell>
          <table:table-cell/>
          <table:table-cell office:value-type="float" office:value="0.23">
            <text:p>0.23</text:p>
          </table:table-cell>
          <table:table-cell office:value-type="float" office:value="0.89">
            <text:p>0.89</text:p>
          </table:table-cell>
          <table:table-cell table:number-columns-repeated="4"/>
          <table:table-cell table:formula="of:=[.F3]/[.D3]" office:value-type="float" office:value="0.0626702997275204">
            <text:p>0.0626702997</text:p>
          </table:table-cell>
          <table:table-cell table:formula="of:=[.G3]/[.D3]" office:value-type="float" office:value="0.242506811989101">
            <text:p>0.242506812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38</text:p>
          </table:table-cell>
          <table:table-cell office:value-type="float" office:value="1.5">
            <text:p>1.5</text:p>
          </table:table-cell>
          <table:table-cell office:value-type="float" office:value="2.62">
            <text:p>2.62</text:p>
          </table:table-cell>
          <table:table-cell/>
          <table:table-cell office:value-type="float" office:value="0.16">
            <text:p>0.16</text:p>
          </table:table-cell>
          <table:table-cell office:value-type="float" office:value="0.64">
            <text:p>0.64</text:p>
          </table:table-cell>
          <table:table-cell table:number-columns-repeated="4"/>
          <table:table-cell table:formula="of:=[.F4]/[.D4]" office:value-type="float" office:value="0.0610687022900763">
            <text:p>0.0610687023</text:p>
          </table:table-cell>
          <table:table-cell table:formula="of:=[.G4]/[.D4]" office:value-type="float" office:value="0.244274809160305">
            <text:p>0.2442748092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76</text:p>
          </table:table-cell>
          <table:table-cell office:value-type="float" office:value="1.9">
            <text:p>1.9</text:p>
          </table:table-cell>
          <table:table-cell office:value-type="float" office:value="2.67">
            <text:p>2.67</text:p>
          </table:table-cell>
          <table:table-cell/>
          <table:table-cell office:value-type="float" office:value="0.12">
            <text:p>0.12</text:p>
          </table:table-cell>
          <table:table-cell office:value-type="float" office:value="0.77">
            <text:p>0.77</text:p>
          </table:table-cell>
          <table:table-cell table:number-columns-repeated="4"/>
          <table:table-cell table:formula="of:=[.F5]/[.D5]" office:value-type="float" office:value="0.0449438202247191">
            <text:p>0.0449438202</text:p>
          </table:table-cell>
          <table:table-cell table:formula="of:=[.G5]/[.D5]" office:value-type="float" office:value="0.288389513108614">
            <text:p>0.2883895131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92</text:p>
          </table:table-cell>
          <table:table-cell office:value-type="float" office:value="1.9">
            <text:p>1.9</text:p>
          </table:table-cell>
          <table:table-cell office:value-type="float" office:value="2.85">
            <text:p>2.85</text:p>
          </table:table-cell>
          <table:table-cell/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table:number-columns-repeated="4"/>
          <table:table-cell table:formula="of:=[.F6]/[.D6]" office:value-type="float" office:value="0.0596491228070176">
            <text:p>0.0596491228</text:p>
          </table:table-cell>
          <table:table-cell table:formula="of:=[.G6]/[.D6]" office:value-type="float" office:value="0.305263157894737">
            <text:p>0.3052631579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16</text:p>
          </table:table-cell>
          <table:table-cell office:value-type="float" office:value="1.9">
            <text:p>1.9</text:p>
          </table:table-cell>
          <table:table-cell office:value-type="float" office:value="3.74">
            <text:p>3.74</text:p>
          </table:table-cell>
          <table:table-cell/>
          <table:table-cell office:value-type="float" office:value="0.34">
            <text:p>0.34</text:p>
          </table:table-cell>
          <table:table-cell office:value-type="float" office:value="1.3">
            <text:p>1.3</text:p>
          </table:table-cell>
          <table:table-cell table:number-columns-repeated="4"/>
          <table:table-cell table:formula="of:=[.F7]/[.D7]" office:value-type="float" office:value="0.0909090909090909">
            <text:p>0.0909090909</text:p>
          </table:table-cell>
          <table:table-cell table:formula="of:=[.G7]/[.D7]" office:value-type="float" office:value="0.3475935828877">
            <text:p>0.3475935829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20</text:p>
          </table:table-cell>
          <table:table-cell office:value-type="float" office:value="1.9">
            <text:p>1.9</text:p>
          </table:table-cell>
          <table:table-cell office:value-type="float" office:value="3.02">
            <text:p>3.02</text:p>
          </table:table-cell>
          <table:table-cell/>
          <table:table-cell office:value-type="float" office:value="0.24">
            <text:p>0.24</text:p>
          </table:table-cell>
          <table:table-cell office:value-type="float" office:value="0.95">
            <text:p>0.95</text:p>
          </table:table-cell>
          <table:table-cell table:number-columns-repeated="4"/>
          <table:table-cell table:formula="of:=[.F8]/[.D8]" office:value-type="float" office:value="0.0794701986754967">
            <text:p>0.0794701987</text:p>
          </table:table-cell>
          <table:table-cell table:formula="of:=[.G8]/[.D8]" office:value-type="float" office:value="0.314569536423841">
            <text:p>0.3145695364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25</text:p>
          </table:table-cell>
          <table:table-cell office:value-type="float" office:value="1.5">
            <text:p>1.5</text:p>
          </table:table-cell>
          <table:table-cell office:value-type="float" office:value="5.52">
            <text:p>5.52</text:p>
          </table:table-cell>
          <table:table-cell/>
          <table:table-cell office:value-type="float" office:value="0.28">
            <text:p>0.28</text:p>
          </table:table-cell>
          <table:table-cell office:value-type="float" office:value="1.39">
            <text:p>1.39</text:p>
          </table:table-cell>
          <table:table-cell table:number-columns-repeated="4"/>
          <table:table-cell table:formula="of:=[.F9]/[.D9]" office:value-type="float" office:value="0.0507246376811594">
            <text:p>0.0507246377</text:p>
          </table:table-cell>
          <table:table-cell table:formula="of:=[.G9]/[.D9]" office:value-type="float" office:value="0.251811594202899">
            <text:p>0.2518115942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27</text:p>
          </table:table-cell>
          <table:table-cell office:value-type="float" office:value="1.5">
            <text:p>1.5</text:p>
          </table:table-cell>
          <table:table-cell office:value-type="float" office:value="4.198">
            <text:p>4.198</text:p>
          </table:table-cell>
          <table:table-cell/>
          <table:table-cell office:value-type="float" office:value="0.2">
            <text:p>0.2</text:p>
          </table:table-cell>
          <table:table-cell office:value-type="float" office:value="0.96">
            <text:p>0.96</text:p>
          </table:table-cell>
          <table:table-cell table:number-columns-repeated="4"/>
          <table:table-cell table:formula="of:=[.F10]/[.D10]" office:value-type="float" office:value="0.0476417341591234">
            <text:p>0.0476417342</text:p>
          </table:table-cell>
          <table:table-cell table:formula="of:=[.G10]/[.D10]" office:value-type="float" office:value="0.228680323963792">
            <text:p>0.228680324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17</text:p>
          </table:table-cell>
          <table:table-cell office:value-type="float" office:value="2.3">
            <text:p>2.3</text:p>
          </table:table-cell>
          <table:table-cell office:value-type="float" office:value="1.93">
            <text:p>1.93</text:p>
          </table:table-cell>
          <table:table-cell/>
          <table:table-cell office:value-type="float" office:value="0.16">
            <text:p>0.16</text:p>
          </table:table-cell>
          <table:table-cell office:value-type="float" office:value="0.66">
            <text:p>0.66</text:p>
          </table:table-cell>
          <table:table-cell table:number-columns-repeated="4"/>
          <table:table-cell table:formula="of:=[.F11]/[.D11]" office:value-type="float" office:value="0.0829015544041451">
            <text:p>0.0829015544</text:p>
          </table:table-cell>
          <table:table-cell table:formula="of:=[.G11]/[.D11]" office:value-type="float" office:value="0.341968911917098">
            <text:p>0.3419689119</text:p>
          </table:table-cell>
          <table:table-cell table:number-columns-repeated="3"/>
        </table:table-row>
        <table:table-row table:style-name="ro1">
          <table:table-cell office:value-type="string">
            <text:p>Kinzler,1997</text:p>
          </table:table-cell>
          <table:table-cell office:value-type="string">
            <text:p>L119</text:p>
          </table:table-cell>
          <table:table-cell office:value-type="float" office:value="2.3">
            <text:p>2.3</text:p>
          </table:table-cell>
          <table:table-cell office:value-type="float" office:value="1.62">
            <text:p>1.62</text:p>
          </table:table-cell>
          <table:table-cell/>
          <table:table-cell office:value-type="float" office:value="0.14">
            <text:p>0.14</text:p>
          </table:table-cell>
          <table:table-cell office:value-type="float" office:value="0.57">
            <text:p>0.57</text:p>
          </table:table-cell>
          <table:table-cell table:number-columns-repeated="4"/>
          <table:table-cell table:formula="of:=[.F12]/[.D12]" office:value-type="float" office:value="0.0864197530864198">
            <text:p>0.0864197531</text:p>
          </table:table-cell>
          <table:table-cell table:formula="of:=[.G12]/[.D12]" office:value-type="float" office:value="0.351851851851852">
            <text:p>0.3518518519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3</text:p>
          </table:table-cell>
          <table:table-cell office:value-type="float" office:value="0.9">
            <text:p>0.9</text:p>
          </table:table-cell>
          <table:table-cell office:value-type="float" office:value="2.36">
            <text:p>2.36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3.41">
            <text:p>3.41</text:p>
          </table:table-cell>
          <table:table-cell table:number-columns-repeated="4"/>
          <table:table-cell table:formula="of:=[.G13]/[.D13]" office:value-type="float" office:value="0.13135593220339">
            <text:p>0.1313559322</text:p>
          </table:table-cell>
          <table:table-cell table:formula="of:=[.H13]/[.D13]" office:value-type="float" office:value="1.44491525423729">
            <text:p>1.4449152542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251</text:p>
          </table:table-cell>
          <table:table-cell office:value-type="float" office:value="0.9">
            <text:p>0.9</text:p>
          </table:table-cell>
          <table:table-cell office:value-type="float" office:value="2.84">
            <text:p>2.84</text:p>
          </table:table-cell>
          <table:table-cell table:number-columns-repeated="2"/>
          <table:table-cell office:value-type="float" office:value="0.31">
            <text:p>0.31</text:p>
          </table:table-cell>
          <table:table-cell office:value-type="float" office:value="3.6">
            <text:p>3.6</text:p>
          </table:table-cell>
          <table:table-cell table:number-columns-repeated="4"/>
          <table:table-cell table:formula="of:=[.G14]/[.D14]" office:value-type="float" office:value="0.109154929577465">
            <text:p>0.1091549296</text:p>
          </table:table-cell>
          <table:table-cell table:formula="of:=[.H14]/[.D14]" office:value-type="float" office:value="1.26760563380282">
            <text:p>1.2676056338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29</text:p>
          </table:table-cell>
          <table:table-cell office:value-type="float" office:value="0.9">
            <text:p>0.9</text:p>
          </table:table-cell>
          <table:table-cell office:value-type="float" office:value="2.37">
            <text:p>2.37</text:p>
          </table:table-cell>
          <table:table-cell/>
          <table:table-cell office:value-type="float" office:value="0.03">
            <text:p>0.03</text:p>
          </table:table-cell>
          <table:table-cell table:number-columns-repeated="5"/>
          <table:table-cell table:formula="of:=[.F15]/[.D15]" office:value-type="float" office:value="0.0126582278481013">
            <text:p>0.0126582278</text:p>
          </table:table-cell>
          <table:table-cell table:number-columns-repeated="4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28</text:p>
          </table:table-cell>
          <table:table-cell office:value-type="float" office:value="0.9">
            <text:p>0.9</text:p>
          </table:table-cell>
          <table:table-cell office:value-type="float" office:value="2.36">
            <text:p>2.36</text:p>
          </table:table-cell>
          <table:table-cell/>
          <table:table-cell office:value-type="float" office:value="0.05">
            <text:p>0.05</text:p>
          </table:table-cell>
          <table:table-cell table:number-columns-repeated="5"/>
          <table:table-cell table:formula="of:=[.F16]/[.D16]" office:value-type="float" office:value="0.0211864406779661">
            <text:p>0.0211864407</text:p>
          </table:table-cell>
          <table:table-cell table:number-columns-repeated="4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30</text:p>
          </table:table-cell>
          <table:table-cell office:value-type="float" office:value="0.9">
            <text:p>0.9</text:p>
          </table:table-cell>
          <table:table-cell office:value-type="float" office:value="2.77">
            <text:p>2.77</text:p>
          </table:table-cell>
          <table:table-cell/>
          <table:table-cell office:value-type="float" office:value="0.06">
            <text:p>0.06</text:p>
          </table:table-cell>
          <table:table-cell office:value-type="float" office:value="0.3">
            <text:p>0.3</text:p>
          </table:table-cell>
          <table:table-cell office:value-type="float" office:value="3.29">
            <text:p>3.29</text:p>
          </table:table-cell>
          <table:table-cell table:number-columns-repeated="3"/>
          <table:table-cell table:formula="of:=[.F17]/[.D17]" office:value-type="float" office:value="0.0216606498194946">
            <text:p>0.0216606498</text:p>
          </table:table-cell>
          <table:table-cell table:formula="of:=[.G17]/[.D17]" office:value-type="float" office:value="0.108303249097473">
            <text:p>0.1083032491</text:p>
          </table:table-cell>
          <table:table-cell table:formula="of:=[.H17]/[.D17]" office:value-type="float" office:value="1.18772563176895">
            <text:p>1.1877256318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64</text:p>
          </table:table-cell>
          <table:table-cell office:value-type="float" office:value="0.9">
            <text:p>0.9</text:p>
          </table:table-cell>
          <table:table-cell office:value-type="float" office:value="2.76">
            <text:p>2.76</text:p>
          </table:table-cell>
          <table:table-cell/>
          <table:table-cell office:value-type="float" office:value="0.06">
            <text:p>0.06</text:p>
          </table:table-cell>
          <table:table-cell office:value-type="float" office:value="0.37">
            <text:p>0.37</text:p>
          </table:table-cell>
          <table:table-cell office:value-type="float" office:value="3.8">
            <text:p>3.8</text:p>
          </table:table-cell>
          <table:table-cell table:number-columns-repeated="3"/>
          <table:table-cell table:formula="of:=[.F18]/[.D18]" office:value-type="float" office:value="0.0217391304347826">
            <text:p>0.0217391304</text:p>
          </table:table-cell>
          <table:table-cell table:formula="of:=[.G18]/[.D18]" office:value-type="float" office:value="0.134057971014493">
            <text:p>0.134057971</text:p>
          </table:table-cell>
          <table:table-cell table:formula="of:=[.H18]/[.D18]" office:value-type="float" office:value="1.3768115942029">
            <text:p>1.3768115942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84</text:p>
          </table:table-cell>
          <table:table-cell office:value-type="float" office:value="1.1">
            <text:p>1.1</text:p>
          </table:table-cell>
          <table:table-cell office:value-type="float" office:value="3.14">
            <text:p>3.14</text:p>
          </table:table-cell>
          <table:table-cell/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table:number-columns-repeated="4"/>
          <table:table-cell table:formula="of:=[.F19]/[.D19]" office:value-type="float" office:value="0.0318471337579618">
            <text:p>0.0318471338</text:p>
          </table:table-cell>
          <table:table-cell table:formula="of:=[.G19]/[.D19]" office:value-type="float" office:value="0.159235668789809">
            <text:p>0.1592356688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77</text:p>
          </table:table-cell>
          <table:table-cell office:value-type="float" office:value="1.1">
            <text:p>1.1</text:p>
          </table:table-cell>
          <table:table-cell office:value-type="float" office:value="5.05">
            <text:p>5.05</text:p>
          </table:table-cell>
          <table:table-cell/>
          <table:table-cell office:value-type="float" office:value="0.12">
            <text:p>0.12</text:p>
          </table:table-cell>
          <table:table-cell office:value-type="float" office:value="0.59">
            <text:p>0.59</text:p>
          </table:table-cell>
          <table:table-cell office:value-type="float" office:value="4.28">
            <text:p>4.28</text:p>
          </table:table-cell>
          <table:table-cell table:number-columns-repeated="3"/>
          <table:table-cell table:formula="of:=[.F20]/[.D20]" office:value-type="float" office:value="0.0237623762376238">
            <text:p>0.0237623762</text:p>
          </table:table-cell>
          <table:table-cell table:formula="of:=[.G20]/[.D20]" office:value-type="float" office:value="0.116831683168317">
            <text:p>0.1168316832</text:p>
          </table:table-cell>
          <table:table-cell table:formula="of:=[.H20]/[.D20]" office:value-type="float" office:value="0.847524752475248">
            <text:p>0.8475247525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65</text:p>
          </table:table-cell>
          <table:table-cell office:value-type="float" office:value="1.3">
            <text:p>1.3</text:p>
          </table:table-cell>
          <table:table-cell office:value-type="float" office:value="3.33">
            <text:p>3.33</text:p>
          </table:table-cell>
          <table:table-cell/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table:number-columns-repeated="4"/>
          <table:table-cell table:formula="of:=[.F21]/[.D21]" office:value-type="float" office:value="0.0480480480480481">
            <text:p>0.048048048</text:p>
          </table:table-cell>
          <table:table-cell table:formula="of:=[.G21]/[.D21]" office:value-type="float" office:value="0.141141141141141">
            <text:p>0.1411411411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78</text:p>
          </table:table-cell>
          <table:table-cell office:value-type="float" office:value="1.3">
            <text:p>1.3</text:p>
          </table:table-cell>
          <table:table-cell office:value-type="float" office:value="2.72">
            <text:p>2.72</text:p>
          </table:table-cell>
          <table:table-cell/>
          <table:table-cell office:value-type="float" office:value="0.12">
            <text:p>0.12</text:p>
          </table:table-cell>
          <table:table-cell office:value-type="float" office:value="0.48">
            <text:p>0.48</text:p>
          </table:table-cell>
          <table:table-cell table:number-columns-repeated="4"/>
          <table:table-cell table:formula="of:=[.F22]/[.D22]" office:value-type="float" office:value="0.0441176470588235">
            <text:p>0.0441176471</text:p>
          </table:table-cell>
          <table:table-cell table:formula="of:=[.G22]/[.D22]" office:value-type="float" office:value="0.176470588235294">
            <text:p>0.1764705882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62</text:p>
          </table:table-cell>
          <table:table-cell office:value-type="float" office:value="1.3">
            <text:p>1.3</text:p>
          </table:table-cell>
          <table:table-cell office:value-type="float" office:value="4.11">
            <text:p>4.11</text:p>
          </table:table-cell>
          <table:table-cell/>
          <table:table-cell office:value-type="float" office:value="0.14">
            <text:p>0.14</text:p>
          </table:table-cell>
          <table:table-cell office:value-type="float" office:value="0.67">
            <text:p>0.67</text:p>
          </table:table-cell>
          <table:table-cell office:value-type="float" office:value="4.12">
            <text:p>4.12</text:p>
          </table:table-cell>
          <table:table-cell table:number-columns-repeated="3"/>
          <table:table-cell table:formula="of:=[.F23]/[.D23]" office:value-type="float" office:value="0.0340632603406326">
            <text:p>0.0340632603</text:p>
          </table:table-cell>
          <table:table-cell table:formula="of:=[.G23]/[.D23]" office:value-type="float" office:value="0.16301703163017">
            <text:p>0.1630170316</text:p>
          </table:table-cell>
          <table:table-cell table:formula="of:=[.H23]/[.D23]" office:value-type="float" office:value="1.00243309002433">
            <text:p>1.00243309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56</text:p>
          </table:table-cell>
          <table:table-cell office:value-type="float" office:value="1.3">
            <text:p>1.3</text:p>
          </table:table-cell>
          <table:table-cell office:value-type="float" office:value="5.27">
            <text:p>5.27</text:p>
          </table:table-cell>
          <table:table-cell/>
          <table:table-cell office:value-type="float" office:value="0.18">
            <text:p>0.18</text:p>
          </table:table-cell>
          <table:table-cell office:value-type="float" office:value="0.65">
            <text:p>0.65</text:p>
          </table:table-cell>
          <table:table-cell office:value-type="float" office:value="4.83">
            <text:p>4.83</text:p>
          </table:table-cell>
          <table:table-cell table:number-columns-repeated="3"/>
          <table:table-cell table:formula="of:=[.F24]/[.D24]" office:value-type="float" office:value="0.0341555977229602">
            <text:p>0.0341555977</text:p>
          </table:table-cell>
          <table:table-cell table:formula="of:=[.G24]/[.D24]" office:value-type="float" office:value="0.123339658444023">
            <text:p>0.1233396584</text:p>
          </table:table-cell>
          <table:table-cell table:formula="of:=[.H24]/[.D24]" office:value-type="float" office:value="0.916508538899431">
            <text:p>0.9165085389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54</text:p>
          </table:table-cell>
          <table:table-cell office:value-type="float" office:value="1.3">
            <text:p>1.3</text:p>
          </table:table-cell>
          <table:table-cell office:value-type="float" office:value="4.98">
            <text:p>4.98</text:p>
          </table:table-cell>
          <table:table-cell/>
          <table:table-cell office:value-type="float" office:value="0.15">
            <text:p>0.15</text:p>
          </table:table-cell>
          <table:table-cell office:value-type="float" office:value="0.59">
            <text:p>0.59</text:p>
          </table:table-cell>
          <table:table-cell office:value-type="float" office:value="4.39">
            <text:p>4.39</text:p>
          </table:table-cell>
          <table:table-cell table:number-columns-repeated="3"/>
          <table:table-cell table:formula="of:=[.F25]/[.D25]" office:value-type="float" office:value="0.0301204819277108">
            <text:p>0.0301204819</text:p>
          </table:table-cell>
          <table:table-cell table:formula="of:=[.G25]/[.D25]" office:value-type="float" office:value="0.118473895582329">
            <text:p>0.1184738956</text:p>
          </table:table-cell>
          <table:table-cell table:formula="of:=[.H25]/[.D25]" office:value-type="float" office:value="0.88152610441767">
            <text:p>0.8815261044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81</text:p>
          </table:table-cell>
          <table:table-cell office:value-type="float" office:value="1.3">
            <text:p>1.3</text:p>
          </table:table-cell>
          <table:table-cell office:value-type="float" office:value="5.94">
            <text:p>5.94</text:p>
          </table:table-cell>
          <table:table-cell/>
          <table:table-cell office:value-type="float" office:value="0.16">
            <text:p>0.16</text:p>
          </table:table-cell>
          <table:table-cell office:value-type="float" office:value="0.75">
            <text:p>0.75</text:p>
          </table:table-cell>
          <table:table-cell office:value-type="float" office:value="4.52">
            <text:p>4.52</text:p>
          </table:table-cell>
          <table:table-cell table:number-columns-repeated="3"/>
          <table:table-cell table:formula="of:=[.F26]/[.D26]" office:value-type="float" office:value="0.0269360269360269">
            <text:p>0.0269360269</text:p>
          </table:table-cell>
          <table:table-cell table:formula="of:=[.G26]/[.D26]" office:value-type="float" office:value="0.126262626262626">
            <text:p>0.1262626263</text:p>
          </table:table-cell>
          <table:table-cell table:formula="of:=[.H26]/[.D26]" office:value-type="float" office:value="0.760942760942761">
            <text:p>0.7609427609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79</text:p>
          </table:table-cell>
          <table:table-cell office:value-type="float" office:value="1.6">
            <text:p>1.6</text:p>
          </table:table-cell>
          <table:table-cell office:value-type="float" office:value="5.12">
            <text:p>5.12</text:p>
          </table:table-cell>
          <table:table-cell/>
          <table:table-cell office:value-type="float" office:value="0.21">
            <text:p>0.21</text:p>
          </table:table-cell>
          <table:table-cell office:value-type="float" office:value="1.23">
            <text:p>1.23</text:p>
          </table:table-cell>
          <table:table-cell table:number-columns-repeated="4"/>
          <table:table-cell table:formula="of:=[.F27]/[.D27]" office:value-type="float" office:value="0.041015625">
            <text:p>0.041015625</text:p>
          </table:table-cell>
          <table:table-cell table:formula="of:=[.G27]/[.D27]" office:value-type="float" office:value="0.240234375">
            <text:p>0.240234375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93</text:p>
          </table:table-cell>
          <table:table-cell office:value-type="float" office:value="1.6">
            <text:p>1.6</text:p>
          </table:table-cell>
          <table:table-cell office:value-type="float" office:value="3.03">
            <text:p>3.03</text:p>
          </table:table-cell>
          <table:table-cell/>
          <table:table-cell office:value-type="float" office:value="0.13">
            <text:p>0.13</text:p>
          </table:table-cell>
          <table:table-cell office:value-type="float" office:value="0.58">
            <text:p>0.58</text:p>
          </table:table-cell>
          <table:table-cell table:number-columns-repeated="4"/>
          <table:table-cell table:formula="of:=[.F28]/[.D28]" office:value-type="float" office:value="0.0429042904290429">
            <text:p>0.0429042904</text:p>
          </table:table-cell>
          <table:table-cell table:formula="of:=[.G28]/[.D28]" office:value-type="float" office:value="0.191419141914191">
            <text:p>0.1914191419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253</text:p>
          </table:table-cell>
          <table:table-cell office:value-type="float" office:value="1.6">
            <text:p>1.6</text:p>
          </table:table-cell>
          <table:table-cell office:value-type="float" office:value="2.72">
            <text:p>2.72</text:p>
          </table:table-cell>
          <table:table-cell/>
          <table:table-cell office:value-type="float" office:value="0.35">
            <text:p>0.35</text:p>
          </table:table-cell>
          <table:table-cell table:number-columns-repeated="5"/>
          <table:table-cell table:formula="of:=[.F29]/[.D29]" office:value-type="float" office:value="0.128676470588235">
            <text:p>0.1286764706</text:p>
          </table:table-cell>
          <table:table-cell table:number-columns-repeated="4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200</text:p>
          </table:table-cell>
          <table:table-cell office:value-type="float" office:value="1.6">
            <text:p>1.6</text:p>
          </table:table-cell>
          <table:table-cell office:value-type="float" office:value="3.86">
            <text:p>3.86</text:p>
          </table:table-cell>
          <table:table-cell/>
          <table:table-cell office:value-type="float" office:value="0.15">
            <text:p>0.15</text:p>
          </table:table-cell>
          <table:table-cell office:value-type="float" office:value="0.74">
            <text:p>0.74</text:p>
          </table:table-cell>
          <table:table-cell table:number-columns-repeated="4"/>
          <table:table-cell table:formula="of:=[.F30]/[.D30]" office:value-type="float" office:value="0.038860103626943">
            <text:p>0.0388601036</text:p>
          </table:table-cell>
          <table:table-cell table:formula="of:=[.G30]/[.D30]" office:value-type="float" office:value="0.191709844559586">
            <text:p>0.1917098446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99</text:p>
          </table:table-cell>
          <table:table-cell office:value-type="float" office:value="1.6">
            <text:p>1.6</text:p>
          </table:table-cell>
          <table:table-cell office:value-type="float" office:value="5.61">
            <text:p>5.61</text:p>
          </table:table-cell>
          <table:table-cell/>
          <table:table-cell office:value-type="float" office:value="0.23">
            <text:p>0.23</text:p>
          </table:table-cell>
          <table:table-cell office:value-type="float" office:value="0.93">
            <text:p>0.93</text:p>
          </table:table-cell>
          <table:table-cell table:number-columns-repeated="4"/>
          <table:table-cell table:formula="of:=[.F31]/[.D31]" office:value-type="float" office:value="0.0409982174688057">
            <text:p>0.0409982175</text:p>
          </table:table-cell>
          <table:table-cell table:formula="of:=[.G31]/[.D31]" office:value-type="float" office:value="0.165775401069519">
            <text:p>0.1657754011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76</text:p>
          </table:table-cell>
          <table:table-cell office:value-type="float" office:value="1.6">
            <text:p>1.6</text:p>
          </table:table-cell>
          <table:table-cell office:value-type="float" office:value="2.98">
            <text:p>2.98</text:p>
          </table:table-cell>
          <table:table-cell/>
          <table:table-cell office:value-type="float" office:value="0.14">
            <text:p>0.14</text:p>
          </table:table-cell>
          <table:table-cell office:value-type="float" office:value="0.55">
            <text:p>0.55</text:p>
          </table:table-cell>
          <table:table-cell table:number-columns-repeated="4"/>
          <table:table-cell table:formula="of:=[.F32]/[.D32]" office:value-type="float" office:value="0.0469798657718121">
            <text:p>0.0469798658</text:p>
          </table:table-cell>
          <table:table-cell table:formula="of:=[.G32]/[.D32]" office:value-type="float" office:value="0.184563758389262">
            <text:p>0.1845637584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95</text:p>
          </table:table-cell>
          <table:table-cell office:value-type="float" office:value="1.3">
            <text:p>1.3</text:p>
          </table:table-cell>
          <table:table-cell office:value-type="float" office:value="2.76">
            <text:p>2.76</text:p>
          </table:table-cell>
          <table:table-cell table:number-columns-repeated="2"/>
          <table:table-cell office:value-type="float" office:value="0.47">
            <text:p>0.47</text:p>
          </table:table-cell>
          <table:table-cell table:number-columns-repeated="5"/>
          <table:table-cell table:formula="of:=[.G33]/[.D33]" office:value-type="float" office:value="0.170289855072464">
            <text:p>0.1702898551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96</text:p>
          </table:table-cell>
          <table:table-cell office:value-type="float" office:value="1.3">
            <text:p>1.3</text:p>
          </table:table-cell>
          <table:table-cell office:value-type="float" office:value="2.72">
            <text:p>2.72</text:p>
          </table:table-cell>
          <table:table-cell/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table:number-columns-repeated="4"/>
          <table:table-cell table:formula="of:=[.F34]/[.D34]" office:value-type="float" office:value="0.0294117647058824">
            <text:p>0.0294117647</text:p>
          </table:table-cell>
          <table:table-cell table:formula="of:=[.G34]/[.D34]" office:value-type="float" office:value="0.191176470588235">
            <text:p>0.1911764706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H185</text:p>
          </table:table-cell>
          <table:table-cell office:value-type="float" office:value="1.6">
            <text:p>1.6</text:p>
          </table:table-cell>
          <table:table-cell office:value-type="float" office:value="2.39">
            <text:p>2.39</text:p>
          </table:table-cell>
          <table:table-cell/>
          <table:table-cell office:value-type="float" office:value="0.13">
            <text:p>0.13</text:p>
          </table:table-cell>
          <table:table-cell office:value-type="float" office:value="0.55">
            <text:p>0.55</text:p>
          </table:table-cell>
          <table:table-cell table:number-columns-repeated="4"/>
          <table:table-cell table:formula="of:=[.F35]/[.D35]" office:value-type="float" office:value="0.0543933054393305">
            <text:p>0.0543933054</text:p>
          </table:table-cell>
          <table:table-cell table:formula="of:=[.G35]/[.D35]" office:value-type="float" office:value="0.230125523012552">
            <text:p>0.230125523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29</text:p>
          </table:table-cell>
          <table:table-cell office:value-type="float" office:value="1.2">
            <text:p>1.2</text:p>
          </table:table-cell>
          <table:table-cell office:value-type="float" office:value="1.35">
            <text:p>1.35</text:p>
          </table:table-cell>
          <table:table-cell/>
          <table:table-cell office:value-type="float" office:value="0.05">
            <text:p>0.05</text:p>
          </table:table-cell>
          <table:table-cell table:number-columns-repeated="5"/>
          <table:table-cell table:formula="of:=[.F36]/[.D36]" office:value-type="float" office:value="0.037037037037037">
            <text:p>0.037037037</text:p>
          </table:table-cell>
          <table:table-cell table:number-columns-repeated="4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30</text:p>
          </table:table-cell>
          <table:table-cell office:value-type="float" office:value="1.2">
            <text:p>1.2</text:p>
          </table:table-cell>
          <table:table-cell office:value-type="float" office:value="1.99">
            <text:p>1.99</text:p>
          </table:table-cell>
          <table:table-cell/>
          <table:table-cell office:value-type="float" office:value="0.05">
            <text:p>0.05</text:p>
          </table:table-cell>
          <table:table-cell office:value-type="float" office:value="0.36">
            <text:p>0.36</text:p>
          </table:table-cell>
          <table:table-cell table:number-columns-repeated="4"/>
          <table:table-cell table:formula="of:=[.F37]/[.D37]" office:value-type="float" office:value="0.0251256281407035">
            <text:p>0.0251256281</text:p>
          </table:table-cell>
          <table:table-cell table:formula="of:=[.G37]/[.D37]" office:value-type="float" office:value="0.180904522613065">
            <text:p>0.1809045226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32</text:p>
          </table:table-cell>
          <table:table-cell office:value-type="float" office:value="1.2">
            <text:p>1.2</text:p>
          </table:table-cell>
          <table:table-cell office:value-type="float" office:value="3.14">
            <text:p>3.14</text:p>
          </table:table-cell>
          <table:table-cell/>
          <table:table-cell office:value-type="float" office:value="0.07">
            <text:p>0.07</text:p>
          </table:table-cell>
          <table:table-cell office:value-type="float" office:value="0.41">
            <text:p>0.41</text:p>
          </table:table-cell>
          <table:table-cell table:number-columns-repeated="4"/>
          <table:table-cell table:formula="of:=[.F38]/[.D38]" office:value-type="float" office:value="0.0222929936305732">
            <text:p>0.0222929936</text:p>
          </table:table-cell>
          <table:table-cell table:formula="of:=[.G38]/[.D38]" office:value-type="float" office:value="0.130573248407643">
            <text:p>0.1305732484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52</text:p>
          </table:table-cell>
          <table:table-cell office:value-type="float" office:value="1.2">
            <text:p>1.2</text:p>
          </table:table-cell>
          <table:table-cell office:value-type="float" office:value="1.87">
            <text:p>1.87</text:p>
          </table:table-cell>
          <table:table-cell/>
          <table:table-cell office:value-type="float" office:value="0.06">
            <text:p>0.06</text:p>
          </table:table-cell>
          <table:table-cell office:value-type="float" office:value="0.42">
            <text:p>0.42</text:p>
          </table:table-cell>
          <table:table-cell table:number-columns-repeated="4"/>
          <table:table-cell table:formula="of:=[.F39]/[.D39]" office:value-type="float" office:value="0.0320855614973262">
            <text:p>0.0320855615</text:p>
          </table:table-cell>
          <table:table-cell table:formula="of:=[.G39]/[.D39]" office:value-type="float" office:value="0.224598930481283">
            <text:p>0.2245989305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54</text:p>
          </table:table-cell>
          <table:table-cell office:value-type="float" office:value="1.2">
            <text:p>1.2</text:p>
          </table:table-cell>
          <table:table-cell office:value-type="float" office:value="3.77">
            <text:p>3.77</text:p>
          </table:table-cell>
          <table:table-cell/>
          <table:table-cell office:value-type="float" office:value="0.15">
            <text:p>0.15</text:p>
          </table:table-cell>
          <table:table-cell office:value-type="float" office:value="0.72">
            <text:p>0.72</text:p>
          </table:table-cell>
          <table:table-cell table:number-columns-repeated="4"/>
          <table:table-cell table:formula="of:=[.F40]/[.D40]" office:value-type="float" office:value="0.0397877984084881">
            <text:p>0.0397877984</text:p>
          </table:table-cell>
          <table:table-cell table:formula="of:=[.G40]/[.D40]" office:value-type="float" office:value="0.190981432360743">
            <text:p>0.1909814324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55</text:p>
          </table:table-cell>
          <table:table-cell office:value-type="float" office:value="1.2">
            <text:p>1.2</text:p>
          </table:table-cell>
          <table:table-cell office:value-type="float" office:value="3.78">
            <text:p>3.78</text:p>
          </table:table-cell>
          <table:table-cell/>
          <table:table-cell office:value-type="float" office:value="0.14">
            <text:p>0.14</text:p>
          </table:table-cell>
          <table:table-cell office:value-type="float" office:value="0.76">
            <text:p>0.76</text:p>
          </table:table-cell>
          <table:table-cell table:number-columns-repeated="4"/>
          <table:table-cell table:formula="of:=[.F41]/[.D41]" office:value-type="float" office:value="0.037037037037037">
            <text:p>0.037037037</text:p>
          </table:table-cell>
          <table:table-cell table:formula="of:=[.G41]/[.D41]" office:value-type="float" office:value="0.201058201058201">
            <text:p>0.2010582011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59</text:p>
          </table:table-cell>
          <table:table-cell office:value-type="float" office:value="1.2">
            <text:p>1.2</text:p>
          </table:table-cell>
          <table:table-cell office:value-type="float" office:value="3.87">
            <text:p>3.87</text:p>
          </table:table-cell>
          <table:table-cell/>
          <table:table-cell office:value-type="float" office:value="0.15">
            <text:p>0.15</text:p>
          </table:table-cell>
          <table:table-cell office:value-type="float" office:value="0.68">
            <text:p>0.68</text:p>
          </table:table-cell>
          <table:table-cell table:number-columns-repeated="4"/>
          <table:table-cell table:formula="of:=[.F42]/[.D42]" office:value-type="float" office:value="0.0387596899224806">
            <text:p>0.0387596899</text:p>
          </table:table-cell>
          <table:table-cell table:formula="of:=[.G42]/[.D42]" office:value-type="float" office:value="0.175710594315246">
            <text:p>0.1757105943</text:p>
          </table:table-cell>
          <table:table-cell table:number-columns-repeated="3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56</text:p>
          </table:table-cell>
          <table:table-cell office:value-type="float" office:value="1.2">
            <text:p>1.2</text:p>
          </table:table-cell>
          <table:table-cell office:value-type="float" office:value="5.32">
            <text:p>5.32</text:p>
          </table:table-cell>
          <table:table-cell/>
          <table:table-cell office:value-type="float" office:value="0.12">
            <text:p>0.12</text:p>
          </table:table-cell>
          <table:table-cell office:value-type="float" office:value="0.72">
            <text:p>0.72</text:p>
          </table:table-cell>
          <table:table-cell office:value-type="float" office:value="5.2">
            <text:p>5.2</text:p>
          </table:table-cell>
          <table:table-cell table:number-columns-repeated="3"/>
          <table:table-cell table:formula="of:=[.F43]/[.D43]" office:value-type="float" office:value="0.0225563909774436">
            <text:p>0.022556391</text:p>
          </table:table-cell>
          <table:table-cell table:formula="of:=[.G43]/[.D43]" office:value-type="float" office:value="0.135338345864662">
            <text:p>0.1353383459</text:p>
          </table:table-cell>
          <table:table-cell table:formula="of:=[.H43]/[.D43]" office:value-type="float" office:value="0.977443609022556">
            <text:p>0.977443609</text:p>
          </table:table-cell>
          <table:table-cell table:number-columns-repeated="2"/>
        </table:table-row>
        <table:table-row table:style-name="ro1">
          <table:table-cell office:value-type="string">
            <text:p>K&amp;G,1992</text:p>
          </table:table-cell>
          <table:table-cell office:value-type="string">
            <text:p>B63</text:p>
          </table:table-cell>
          <table:table-cell office:value-type="float" office:value="1">
            <text:p>1</text:p>
          </table:table-cell>
          <table:table-cell office:value-type="float" office:value="4.3">
            <text:p>4.3</text:p>
          </table:table-cell>
          <table:table-cell/>
          <table:table-cell office:value-type="float" office:value="0.12">
            <text:p>0.12</text:p>
          </table:table-cell>
          <table:table-cell office:value-type="float" office:value="0.61">
            <text:p>0.61</text:p>
          </table:table-cell>
          <table:table-cell office:value-type="float" office:value="4.6">
            <text:p>4.6</text:p>
          </table:table-cell>
          <table:table-cell table:number-columns-repeated="3"/>
          <table:table-cell table:formula="of:=[.F44]/[.D44]" office:value-type="float" office:value="0.027906976744186">
            <text:p>0.0279069767</text:p>
          </table:table-cell>
          <table:table-cell table:formula="of:=[.G44]/[.D44]" office:value-type="float" office:value="0.141860465116279">
            <text:p>0.1418604651</text:p>
          </table:table-cell>
          <table:table-cell table:formula="of:=[.H44]/[.D44]" office:value-type="float" office:value="1.06976744186047">
            <text:p>1.0697674419</text:p>
          </table:table-cell>
          <table:table-cell table:number-columns-repeated="2"/>
        </table:table-row>
        <table:table-row table:style-name="ro1">
          <table:table-cell office:value-type="string">
            <text:p>Walter,1998</text:p>
          </table:table-cell>
          <table:table-cell office:value-type="float" office:value="30.12">
            <text:p>30.12</text:p>
          </table:table-cell>
          <table:table-cell office:value-type="float" office:value="3">
            <text:p>3</text:p>
          </table:table-cell>
          <table:table-cell office:value-type="float" office:value="0.96">
            <text:p>0.96</text:p>
          </table:table-cell>
          <table:table-cell/>
          <table:table-cell office:value-type="float" office:value="0.12">
            <text:p>0.12</text:p>
          </table:table-cell>
          <table:table-cell office:value-type="float" office:value="0.45">
            <text:p>0.45</text:p>
          </table:table-cell>
          <table:table-cell table:number-columns-repeated="4"/>
          <table:table-cell table:formula="of:=[.F45]/[.D45]" office:value-type="float" office:value="0.125">
            <text:p>0.125</text:p>
          </table:table-cell>
          <table:table-cell table:formula="of:=[.G45]/[.D45]" office:value-type="float" office:value="0.46875">
            <text:p>0.46875</text:p>
          </table:table-cell>
          <table:table-cell table:number-columns-repeated="3"/>
        </table:table-row>
        <table:table-row table:style-name="ro1">
          <table:table-cell office:value-type="string">
            <text:p>Walter,1998</text:p>
          </table:table-cell>
          <table:table-cell office:value-type="float" office:value="30.07">
            <text:p>30.07</text:p>
          </table:table-cell>
          <table:table-cell office:value-type="float" office:value="3">
            <text:p>3</text:p>
          </table:table-cell>
          <table:table-cell office:value-type="float" office:value="0.93">
            <text:p>0.93</text:p>
          </table:table-cell>
          <table:table-cell/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table:number-columns-repeated="4"/>
          <table:table-cell table:formula="of:=[.F46]/[.D46]" office:value-type="float" office:value="0.139784946236559">
            <text:p>0.1397849462</text:p>
          </table:table-cell>
          <table:table-cell table:formula="of:=[.G46]/[.D46]" office:value-type="float" office:value="0.483870967741935">
            <text:p>0.4838709677</text:p>
          </table:table-cell>
          <table:table-cell table:number-columns-repeated="3"/>
        </table:table-row>
        <table:table-row table:style-name="ro1">
          <table:table-cell office:value-type="string">
            <text:p>Walter,1998</text:p>
          </table:table-cell>
          <table:table-cell office:value-type="float" office:value="30.14">
            <text:p>30.14</text:p>
          </table:table-cell>
          <table:table-cell office:value-type="float" office:value="3">
            <text:p>3</text:p>
          </table:table-cell>
          <table:table-cell office:value-type="float" office:value="0.82">
            <text:p>0.82</text:p>
          </table:table-cell>
          <table:table-cell/>
          <table:table-cell office:value-type="float" office:value="0.13">
            <text:p>0.13</text:p>
          </table:table-cell>
          <table:table-cell table:number-columns-repeated="5"/>
          <table:table-cell table:formula="of:=[.F47]/[.D47]" office:value-type="float" office:value="0.158536585365854">
            <text:p>0.1585365854</text:p>
          </table:table-cell>
          <table:table-cell table:number-columns-repeated="4"/>
        </table:table-row>
        <table:table-row table:style-name="ro1">
          <table:table-cell office:value-type="string">
            <text:p>Walter,1998</text:p>
          </table:table-cell>
          <table:table-cell office:value-type="float" office:value="30.1">
            <text:p>30.1</text:p>
          </table:table-cell>
          <table:table-cell office:value-type="float" office:value="3">
            <text:p>3</text:p>
          </table:table-cell>
          <table:table-cell office:value-type="float" office:value="0.77">
            <text:p>0.77</text:p>
          </table:table-cell>
          <table:table-cell/>
          <table:table-cell office:value-type="float" office:value="0.07">
            <text:p>0.07</text:p>
          </table:table-cell>
          <table:table-cell table:number-columns-repeated="5"/>
          <table:table-cell table:formula="of:=[.F48]/[.D48]" office:value-type="float" office:value="0.0909090909090909">
            <text:p>0.0909090909</text:p>
          </table:table-cell>
          <table:table-cell table:number-columns-repeated="4"/>
        </table:table-row>
        <table:table-row table:style-name="ro1">
          <table:table-cell office:value-type="string">
            <text:p>Walter,1998</text:p>
          </table:table-cell>
          <table:table-cell office:value-type="float" office:value="30.11">
            <text:p>30.11</text:p>
          </table:table-cell>
          <table:table-cell office:value-type="float" office:value="3">
            <text:p>3</text:p>
          </table:table-cell>
          <table:table-cell office:value-type="float" office:value="0.52">
            <text:p>0.52</text:p>
          </table:table-cell>
          <table:table-cell table:number-columns-repeated="12"/>
        </table:table-row>
        <table:table-row table:style-name="ro1">
          <table:table-cell office:value-type="string">
            <text:p>Walter,1998</text:p>
          </table:table-cell>
          <table:table-cell office:value-type="float" office:value="40.06">
            <text:p>40.06</text:p>
          </table:table-cell>
          <table:table-cell office:value-type="float" office:value="4">
            <text:p>4</text:p>
          </table:table-cell>
          <table:table-cell office:value-type="float" office:value="0.93">
            <text:p>0.93</text:p>
          </table:table-cell>
          <table:table-cell table:number-columns-repeated="2"/>
          <table:table-cell office:value-type="float" office:value="0.53">
            <text:p>0.53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2"/>
          <table:table-cell table:formula="of:=[.G50]/[.D50]" office:value-type="float" office:value="0.56989247311828">
            <text:p>0.5698924731</text:p>
          </table:table-cell>
          <table:table-cell table:number-columns-repeated="2"/>
          <table:table-cell table:formula="of:=[.J50]/[.D50]" office:value-type="float" office:value="0.021505376344086">
            <text:p>0.0215053763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40.07">
            <text:p>40.07</text:p>
          </table:table-cell>
          <table:table-cell office:value-type="float" office:value="4">
            <text:p>4</text:p>
          </table:table-cell>
          <table:table-cell office:value-type="float" office:value="1.08">
            <text:p>1.08</text:p>
          </table:table-cell>
          <table:table-cell/>
          <table:table-cell office:value-type="float" office:value="0.23">
            <text:p>0.23</text:p>
          </table:table-cell>
          <table:table-cell office:value-type="float" office:value="0.59">
            <text:p>0.59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table:formula="of:=[.F51]/[.D51]" office:value-type="float" office:value="0.212962962962963">
            <text:p>0.212962963</text:p>
          </table:table-cell>
          <table:table-cell table:formula="of:=[.G51]/[.D51]" office:value-type="float" office:value="0.546296296296296">
            <text:p>0.5462962963</text:p>
          </table:table-cell>
          <table:table-cell table:number-columns-repeated="2"/>
          <table:table-cell table:formula="of:=[.J51]/[.D51]" office:value-type="float" office:value="0.0185185185185185">
            <text:p>0.0185185185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40.05">
            <text:p>40.0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/>
          <table:table-cell office:value-type="float" office:value="0.08">
            <text:p>0.08</text:p>
          </table:table-cell>
          <table:table-cell table:number-columns-repeated="5"/>
          <table:table-cell table:formula="of:=[.F52]/[.D52]" office:value-type="float" office:value="0.2">
            <text:p>0.2</text:p>
          </table:table-cell>
          <table:table-cell table:number-columns-repeated="4"/>
        </table:table-row>
        <table:table-row table:style-name="ro1">
          <table:table-cell office:value-type="string">
            <text:p>Walter,1998</text:p>
          </table:table-cell>
          <table:table-cell office:value-type="float" office:value="45.03">
            <text:p>45.03</text:p>
          </table:table-cell>
          <table:table-cell office:value-type="float" office:value="4.5">
            <text:p>4.5</text:p>
          </table:table-cell>
          <table:table-cell office:value-type="float" office:value="1.11">
            <text:p>1.11</text:p>
          </table:table-cell>
          <table:table-cell table:number-columns-repeated="2"/>
          <table:table-cell office:value-type="float" office:value="0.65">
            <text:p>0.65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table:formula="of:=[.G53]/[.D53]" office:value-type="float" office:value="0.585585585585586">
            <text:p>0.5855855856</text:p>
          </table:table-cell>
          <table:table-cell table:number-columns-repeated="2"/>
          <table:table-cell table:formula="of:=[.J53]/[.D53]" office:value-type="float" office:value="0.036036036036036">
            <text:p>0.036036036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45.02">
            <text:p>45.02</text:p>
          </table:table-cell>
          <table:table-cell office:value-type="float" office:value="4.5">
            <text:p>4.5</text:p>
          </table:table-cell>
          <table:table-cell office:value-type="float" office:value="0.58">
            <text:p>0.58</text:p>
          </table:table-cell>
          <table:table-cell/>
          <table:table-cell office:value-type="float" office:value="0.19">
            <text:p>0.19</text:p>
          </table:table-cell>
          <table:table-cell table:number-columns-repeated="3"/>
          <table:table-cell office:value-type="float" office:value="0.02">
            <text:p>0.02</text:p>
          </table:table-cell>
          <table:table-cell/>
          <table:table-cell table:formula="of:=[.F54]/[.D54]" office:value-type="float" office:value="0.327586206896552">
            <text:p>0.3275862069</text:p>
          </table:table-cell>
          <table:table-cell table:number-columns-repeated="3"/>
          <table:table-cell table:formula="of:=[.J54]/[.D54]" office:value-type="float" office:value="0.0344827586206897">
            <text:p>0.0344827586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50.01">
            <text:p>50.01</text:p>
          </table:table-cell>
          <table:table-cell office:value-type="float" office:value="5">
            <text:p>5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55">
            <text:p>0.55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2"/>
          <table:table-cell table:formula="of:=[.G55]/[.D55]" office:value-type="float" office:value="0.63953488372093">
            <text:p>0.6395348837</text:p>
          </table:table-cell>
          <table:table-cell table:number-columns-repeated="2"/>
          <table:table-cell table:formula="of:=[.J55]/[.D55]" office:value-type="float" office:value="0.0232558139534884">
            <text:p>0.023255814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60.1">
            <text:p>60.1</text:p>
          </table:table-cell>
          <table:table-cell office:value-type="float" office:value="6">
            <text:p>6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0.62">
            <text:p>0.62</text:p>
          </table:table-cell>
          <table:table-cell table:number-columns-repeated="2"/>
          <table:table-cell office:value-type="float" office:value="0.02">
            <text:p>0.02</text:p>
          </table:table-cell>
          <table:table-cell table:number-columns-repeated="2"/>
          <table:table-cell table:formula="of:=[.G56]/[.D56]" office:value-type="float" office:value="0.775">
            <text:p>0.775</text:p>
          </table:table-cell>
          <table:table-cell table:number-columns-repeated="2"/>
          <table:table-cell table:formula="of:=[.J56]/[.D56]" office:value-type="float" office:value="0.025">
            <text:p>0.025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60.07">
            <text:p>60.07</text:p>
          </table:table-cell>
          <table:table-cell office:value-type="float" office:value="6">
            <text:p>6</text:p>
          </table:table-cell>
          <table:table-cell office:value-type="float" office:value="0.86">
            <text:p>0.86</text:p>
          </table:table-cell>
          <table:table-cell table:number-columns-repeated="2"/>
          <table:table-cell office:value-type="float" office:value="0.57">
            <text:p>0.57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"/>
          <table:table-cell table:formula="of:=[.G57]/[.D57]" office:value-type="float" office:value="0.662790697674419">
            <text:p>0.6627906977</text:p>
          </table:table-cell>
          <table:table-cell table:number-columns-repeated="2"/>
          <table:table-cell table:formula="of:=[.J57]/[.D57]" office:value-type="float" office:value="0.0348837209302326">
            <text:p>0.0348837209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60.05">
            <text:p>60.05</text:p>
          </table:table-cell>
          <table:table-cell office:value-type="float" office:value="6">
            <text:p>6</text:p>
          </table:table-cell>
          <table:table-cell office:value-type="float" office:value="0.45">
            <text:p>0.45</text:p>
          </table:table-cell>
          <table:table-cell/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table:number-columns-repeated="2"/>
          <table:table-cell office:value-type="float" office:value="0.02">
            <text:p>0.02</text:p>
          </table:table-cell>
          <table:table-cell/>
          <table:table-cell table:formula="of:=[.F58]/[.D58]" office:value-type="float" office:value="0.355555555555556">
            <text:p>0.3555555556</text:p>
          </table:table-cell>
          <table:table-cell table:formula="of:=[.G58]/[.D58]" office:value-type="float" office:value="0.955555555555555">
            <text:p>0.9555555556</text:p>
          </table:table-cell>
          <table:table-cell table:number-columns-repeated="2"/>
          <table:table-cell table:formula="of:=[.J58]/[.D58]" office:value-type="float" office:value="0.0444444444444444">
            <text:p>0.0444444444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60.03">
            <text:p>60.03</text:p>
          </table:table-cell>
          <table:table-cell office:value-type="float" office:value="6">
            <text:p>6</text:p>
          </table:table-cell>
          <table:table-cell office:value-type="float" office:value="0.43">
            <text:p>0.43</text:p>
          </table:table-cell>
          <table:table-cell/>
          <table:table-cell office:value-type="float" office:value="0.11">
            <text:p>0.11</text:p>
          </table:table-cell>
          <table:table-cell table:number-columns-repeated="5"/>
          <table:table-cell table:formula="of:=[.F59]/[.D59]" office:value-type="float" office:value="0.255813953488372">
            <text:p>0.2558139535</text:p>
          </table:table-cell>
          <table:table-cell table:number-columns-repeated="4"/>
        </table:table-row>
        <table:table-row table:style-name="ro1">
          <table:table-cell office:value-type="string">
            <text:p>Walter,1998</text:p>
          </table:table-cell>
          <table:table-cell office:value-type="float" office:value="60.08">
            <text:p>60.08</text:p>
          </table:table-cell>
          <table:table-cell office:value-type="float" office:value="6">
            <text:p>6</text:p>
          </table:table-cell>
          <table:table-cell office:value-type="float" office:value="0.39">
            <text:p>0.39</text:p>
          </table:table-cell>
          <table:table-cell table:number-columns-repeated="12"/>
        </table:table-row>
        <table:table-row table:style-name="ro1">
          <table:table-cell office:value-type="string">
            <text:p>Walter,1998</text:p>
          </table:table-cell>
          <table:table-cell office:value-type="float" office:value="70.07">
            <text:p>70.07</text:p>
          </table:table-cell>
          <table:table-cell office:value-type="float" office:value="7">
            <text:p>7</text:p>
          </table:table-cell>
          <table:table-cell office:value-type="float" office:value="1.04">
            <text:p>1.04</text:p>
          </table:table-cell>
          <table:table-cell table:number-columns-repeated="2"/>
          <table:table-cell office:value-type="float" office:value="0.72">
            <text:p>0.72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table:formula="of:=[.G61]/[.D61]" office:value-type="float" office:value="0.692307692307692">
            <text:p>0.6923076923</text:p>
          </table:table-cell>
          <table:table-cell table:number-columns-repeated="2"/>
          <table:table-cell table:formula="of:=[.J61]/[.D61]" office:value-type="float" office:value="0.0384615384615385">
            <text:p>0.0384615385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70.02">
            <text:p>70.02</text:p>
          </table:table-cell>
          <table:table-cell office:value-type="float" office:value="7">
            <text:p>7</text:p>
          </table:table-cell>
          <table:table-cell office:value-type="float" office:value="0.63">
            <text:p>0.63</text:p>
          </table:table-cell>
          <table:table-cell table:number-columns-repeated="2"/>
          <table:table-cell office:value-type="float" office:value="0.47">
            <text:p>0.47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"/>
          <table:table-cell table:formula="of:=[.G62]/[.D62]" office:value-type="float" office:value="0.746031746031746">
            <text:p>0.746031746</text:p>
          </table:table-cell>
          <table:table-cell table:number-columns-repeated="2"/>
          <table:table-cell table:formula="of:=[.J62]/[.D62]" office:value-type="float" office:value="0.0476190476190476">
            <text:p>0.0476190476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70.05">
            <text:p>70.05</text:p>
          </table:table-cell>
          <table:table-cell office:value-type="float" office:value="7">
            <text:p>7</text:p>
          </table:table-cell>
          <table:table-cell office:value-type="float" office:value="0.56">
            <text:p>0.56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office:value-type="float" office:value="0.03">
            <text:p>0.03</text:p>
          </table:table-cell>
          <table:table-cell table:number-columns-repeated="2"/>
          <table:table-cell table:formula="of:=[.G63]/[.D63]" office:value-type="float" office:value="0.714285714285714">
            <text:p>0.7142857143</text:p>
          </table:table-cell>
          <table:table-cell table:number-columns-repeated="2"/>
          <table:table-cell table:formula="of:=[.J63]/[.D63]" office:value-type="float" office:value="0.0535714285714286">
            <text:p>0.0535714286</text:p>
          </table:table-cell>
        </table:table-row>
        <table:table-row table:style-name="ro1">
          <table:table-cell office:value-type="string">
            <text:p>Walter,1998</text:p>
          </table:table-cell>
          <table:table-cell office:value-type="float" office:value="70.09">
            <text:p>70.09</text:p>
          </table:table-cell>
          <table:table-cell office:value-type="float" office:value="7">
            <text:p>7</text:p>
          </table:table-cell>
          <table:table-cell office:value-type="float" office:value="0.64">
            <text:p>0.64</text:p>
          </table:table-cell>
          <table:table-cell/>
          <table:table-cell office:value-type="float" office:value="0.2">
            <text:p>0.2</text:p>
          </table:table-cell>
          <table:table-cell table:number-columns-repeated="3"/>
          <table:table-cell office:value-type="float" office:value="0.03">
            <text:p>0.03</text:p>
          </table:table-cell>
          <table:table-cell/>
          <table:table-cell table:formula="of:=[.F64]/[.D64]" office:value-type="float" office:value="0.3125">
            <text:p>0.3125</text:p>
          </table:table-cell>
          <table:table-cell table:number-columns-repeated="3"/>
          <table:table-cell table:formula="of:=[.J64]/[.D64]" office:value-type="float" office:value="0.046875">
            <text:p>0.046875</text:p>
          </table:table-cell>
        </table:table-row>
        <table:table-row table:style-name="ro1">
          <table:table-cell table:style-name="ce4" office:value-type="string">
            <text:p>Walter,1998</text:p>
          </table:table-cell>
          <table:table-cell table:style-name="ce4" office:value-type="float" office:value="70.08">
            <text:p>70.08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.41">
            <text:p>0.41</text:p>
          </table:table-cell>
          <table:table-cell table:style-name="ce4" table:number-columns-repeated="5"/>
          <table:table-cell table:style-name="ce4" office:value-type="float" office:value="0.02">
            <text:p>0.02</text:p>
          </table:table-cell>
          <table:table-cell table:style-name="ce4" table:number-columns-repeated="5"/>
          <table:table-cell table:style-name="ce4" table:formula="of:=[.J65]/[.D65]" office:value-type="float" office:value="0.048780487804878">
            <text:p>0.0487804878</text:p>
          </table:table-cell>
        </table:table-row>
        <table:table-row table:style-name="ro1">
          <table:table-cell table:style-name="Default" office:value-type="string">
            <text:p>Walter,1998</text:p>
          </table:table-cell>
          <table:table-cell table:style-name="Default" office:value-type="float" office:value="70.06">
            <text:p>70.0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0.28">
            <text:p>0.28</text:p>
          </table:table-cell>
          <table:table-cell table:style-name="Default" table:number-columns-repeated="9"/>
          <table:table-cell table:style-name="Default" table:formula="of:=AVERAGE([.N13:.N44])" office:value-type="float" office:value="1.06665494651404">
            <text:p>1.0666549465</text:p>
          </table:table-cell>
          <table:table-cell table:style-name="Default"/>
          <table:table-cell table:style-name="Default" table:formula="of:=AVERAGE([.P50:.P65])" office:value-type="float" office:value="0.0364180131772606">
            <text:p>0.0364180132</text:p>
          </table:table-cell>
        </table:table-row>
      </table:table>
      <table:table table:name="Graphs" table:style-name="ta1">
        <table:shapes>
          <draw:frame draw:z-index="0" draw:style-name="gr1" svg:width="15.998cm" svg:height="8.998cm" svg:x="0cm" svg:y="0cm">
            <draw:object draw:notify-on-update-of-ranges="Data.C2:Data.C66 Data.L2:Data.L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0.001cm" svg:y="9.452cm">
            <draw:object draw:notify-on-update-of-ranges="Data.C2:Data.C66 Data.M1:Data.M1 Data.M2:Data.M6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18.063cm" svg:y="0.001cm">
            <draw:object draw:notify-on-update-of-ranges="Data.C2:Data.C66 Data.N1:Data.N1 Data.N2:Data.N6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6.017cm" svg:height="9.007cm" svg:x="18.063cm" svg:y="9.443cm">
            <draw:object draw:notify-on-update-of-ranges="Data.C50:Data.C66 Data.P1:Data.P1 Data.P50:Data.P6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 table:number-rows-repeated="41">
          <table:table-cell/>
        </table:table-row>
        <table:table-row table:style-name="ro1">
          <table:table-cell office:value-type="string">
            <text:p>Dol=0.001</text:p>
          </table:table-cell>
        </table:table-row>
        <table:table-row table:style-name="ro1">
          <table:table-cell office:value-type="string">
            <text:p>Dopx=0.057*P-0.035</text:p>
          </table:table-cell>
        </table:table-row>
        <table:table-row table:style-name="ro1">
          <table:table-cell office:value-type="string">
            <text:p>Dcpx=0.114*P+0.043</text:p>
          </table:table-cell>
        </table:table-row>
        <table:table-row table:style-name="ro1">
          <table:table-cell office:value-type="string">
            <text:p>Dplag=1</text:p>
          </table:table-cell>
        </table:table-row>
        <table:table-row table:style-name="ro1">
          <table:table-cell office:value-type="string">
            <text:p>Dsp=0.001</text:p>
          </table:table-cell>
        </table:table-row>
        <table:table-row table:style-name="ro1">
          <table:table-cell office:value-type="string">
            <text:p>Dgt=0.04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" svg:font-family="FandolFang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andolFang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y </meta:initial-creator>
    <meta:creation-date>2014-08-21T10:48:06</meta:creation-date>
    <dc:date>2014-08-21T18:49:14</dc:date>
    <dc:creator>Lucy </dc:creator>
    <meta:editing-duration>PT7H9M45S</meta:editing-duration>
    <meta:editing-cycles>2</meta:editing-cycles>
    <meta:generator>LibreOffice/3.5$Linux_X86_64 LibreOffice_project/350m1$Build-2</meta:generator>
    <meta:document-statistic meta:table-count="3" meta:cell-count="5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title svg:x="7.4cm" svg:y="0.315cm" chart:style-name="ch2">
          <text:p>Dopx</text:p>
        </chart:title>
        <chart:plot-area chart:style-name="ch3" table:cell-range-address="Data.C2:Data.C66 Data.L2:Data.L65" svg:x="0.769cm" svg:y="1.631cm" svg:width="14.592cm" svg:height="6.769cm">
          <chartooo:coordinate-region svg:x="1.681cm" svg:y="1.83cm" svg:width="13.586cm" svg:height="5.9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L2:Data.L65" chart:class="chart:scatter">
            <chart:domain table:cell-range-address="Data.C2:Data.C66"/>
            <chart:regression-curve chart:style-name="ch7">
              <chart:equation chart:display-r-square="true" svg:x="4.177cm" svg:y="2.053cm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Data.C2:Data.C66</svg:desc>
                </draw:g>
              </table:table-cell>
              <table:table-cell office:value-type="float" office:value="0.0694444444444444">
                <text:p>0.0694444444444444</text:p>
                <draw:g>
                  <svg:desc>Data.L2:Data.L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0626702997275204">
                <text:p>0.062670299727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0610687022900763">
                <text:p>0.06106870229007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0.0449438202247191">
                <text:p>0.04494382022471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0.0596491228070176">
                <text:p>0.0596491228070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0.0794701986754967">
                <text:p>0.0794701986754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0476417341591234">
                <text:p>0.0476417341591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0.0829015544041451">
                <text:p>0.082901554404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0864197530864198">
                <text:p>0.08641975308641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0.0211864406779661">
                <text:p>0.02118644067796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0.0216606498194946">
                <text:p>0.02166064981949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0237623762376238">
                <text:p>0.0237623762376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0.0480480480480481">
                <text:p>0.0480480480480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  <table:table-cell office:value-type="float" office:value="0.0340632603406326">
                <text:p>0.03406326034063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0341555977229602">
                <text:p>0.0341555977229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0.0301204819277108">
                <text:p>0.0301204819277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0269360269360269">
                <text:p>0.02693602693602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0.041015625">
                <text:p>0.041015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0.0429042904290429">
                <text:p>0.0429042904290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0.128676470588235">
                <text:p>0.1286764705882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0.038860103626943">
                <text:p>0.0388601036269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0409982174688057">
                <text:p>0.04099821746880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0469798657718121">
                <text:p>0.04697986577181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0.0294117647058824">
                <text:p>0.0294117647058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0.0543933054393305">
                <text:p>0.05439330543933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0251256281407035">
                <text:p>0.02512562814070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0.0222929936305732">
                <text:p>0.02229299363057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  <table:table-cell office:value-type="float" office:value="0.0320855614973262">
                <text:p>0.0320855614973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0.0397877984084881">
                <text:p>0.0397877984084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0.0387596899224806">
                <text:p>0.0387596899224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0.0225563909774436">
                <text:p>0.02255639097744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7906976744186">
                <text:p>0.0279069767441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139784946236559">
                <text:p>0.1397849462365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158536585365854">
                <text:p>0.1585365853658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.212962962962963">
                <text:p>0.2129629629629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">
                <text:p>4.5</text:p>
              </table:table-cell>
              <table:table-cell office:value-type="float" office:value="0.327586206896552">
                <text:p>0.3275862068965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.355555555555556">
                <text:p>0.355555555555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0.255813953488372">
                <text:p>0.255813953488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401cm" svg:y="0.316cm" chart:style-name="ch2">
          <text:p>Dcpx</text:p>
        </chart:title>
        <chart:plot-area chart:style-name="ch3" table:cell-range-address="Data.C2:Data.C66 Data.M1:Data.M66" chart:data-source-has-labels="row" svg:x="0.77cm" svg:y="1.635cm" svg:width="14.59cm" svg:height="6.765cm">
          <chartooo:coordinate-region svg:x="1.497cm" svg:y="1.835cm" svg:width="13.769cm" svg:height="5.9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M2:Data.M66" chart:label-cell-address="Data.M1:Data.M1" chart:class="chart:scatter">
            <chart:domain table:cell-range-address="Data.C2:Data.C66"/>
            <chart:regression-curve chart:style-name="ch7">
              <chart:equation svg:x="4.427cm" svg:y="2.914cm"/>
            </chart:regression-curve>
            <chart:data-point chart:repeated="6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cpx</text:p>
                <draw:g>
                  <svg:desc>Data.M1:Data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Data.C2:Data.C66</svg:desc>
                </draw:g>
              </table:table-cell>
              <table:table-cell office:value-type="float" office:value="0.319444444444444">
                <text:p>0.319444444444444</text:p>
                <draw:g>
                  <svg:desc>Data.M2:Data.M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242506811989101">
                <text:p>0.242506811989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244274809160305">
                <text:p>0.244274809160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0.288389513108614">
                <text:p>0.2883895131086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0.305263157894737">
                <text:p>0.3052631578947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0.3475935828877">
                <text:p>0.3475935828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0.314569536423841">
                <text:p>0.3145695364238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51811594202899">
                <text:p>0.251811594202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228680323963792">
                <text:p>0.228680323963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0.341968911917098">
                <text:p>0.341968911917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0.351851851851852">
                <text:p>0.3518518518518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13135593220339">
                <text:p>0.13135593220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0.109154929577465">
                <text:p>0.109154929577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0.108303249097473">
                <text:p>0.108303249097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0.134057971014493">
                <text:p>0.1340579710144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0.159235668789809">
                <text:p>0.1592356687898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116831683168317">
                <text:p>0.116831683168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0.141141141141141">
                <text:p>0.141141141141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  <table:table-cell office:value-type="float" office:value="0.16301703163017">
                <text:p>0.163017031630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123339658444023">
                <text:p>0.1233396584440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0.118473895582329">
                <text:p>0.118473895582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126262626262626">
                <text:p>0.1262626262626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0.240234375">
                <text:p>0.24023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0.191419141914191">
                <text:p>0.191419141914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0.191709844559586">
                <text:p>0.191709844559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0.165775401069519">
                <text:p>0.1657754010695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0.184563758389262">
                <text:p>0.184563758389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">
                <text:p>1.3</text:p>
              </table:table-cell>
              <table:table-cell office:value-type="float" office:value="0.170289855072464">
                <text:p>0.1702898550724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0.191176470588235">
                <text:p>0.1911764705882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0.230125523012552">
                <text:p>0.2301255230125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0.180904522613065">
                <text:p>0.1809045226130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0.130573248407643">
                <text:p>0.1305732484076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  <table:table-cell office:value-type="float" office:value="0.224598930481283">
                <text:p>0.2245989304812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0.190981432360743">
                <text:p>0.1909814323607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0.201058201058201">
                <text:p>0.2010582010582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0.175710594315246">
                <text:p>0.1757105943152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0.135338345864662">
                <text:p>0.135338345864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141860465116279">
                <text:p>0.141860465116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46875">
                <text:p>0.46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0.483870967741935">
                <text:p>0.483870967741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.56989247311828">
                <text:p>0.569892473118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0.546296296296296">
                <text:p>0.546296296296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0.585585585585586">
                <text:p>0.5855855855855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63953488372093">
                <text:p>0.63953488372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0.775">
                <text:p>0.7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0.662790697674419">
                <text:p>0.6627906976744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0.955555555555555">
                <text:p>0.955555555555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0.746031746031746">
                <text:p>0.7460317460317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maximum="1.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48cm" svg:y="0.316cm" chart:style-name="ch2">
          <text:p>Dplag</text:p>
        </chart:title>
        <chart:plot-area chart:style-name="ch3" table:cell-range-address="Data.C2:Data.C66 Data.N1:Data.N66" chart:data-source-has-labels="row" svg:x="0.77cm" svg:y="1.635cm" svg:width="14.59cm" svg:height="6.765cm">
          <chartooo:coordinate-region svg:x="1.497cm" svg:y="1.834cm" svg:width="13.623cm" svg:height="5.9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N2:Data.N66" chart:label-cell-address="Data.N1:Data.N1" chart:class="chart:scatter">
            <chart:domain table:cell-range-address="Data.C2:Data.C66"/>
            <chart:mean-value chart:style-name="ch8"/>
            <chart:data-point chart:repeated="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plag</text:p>
                <draw:g>
                  <svg:desc>Data.N1:Data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">
                <text:p>1.9</text:p>
                <draw:g>
                  <svg:desc>Data.C2:Data.C66</svg:desc>
                </draw:g>
              </table:table-cell>
              <table:table-cell office:value-type="float" office:value="NaN">
                <text:p>NaN</text:p>
                <draw:g>
                  <svg:desc>Data.N2:Data.N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1.44491525423729">
                <text:p>1.444915254237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">
                <text:p>0.9</text:p>
              </table:table-cell>
              <table:table-cell office:value-type="float" office:value="1.26760563380282">
                <text:p>1.26760563380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1.18772563176895">
                <text:p>1.18772563176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.3768115942029">
                <text:p>1.3768115942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1">
                <text:p>1.1</text:p>
              </table:table-cell>
              <table:table-cell office:value-type="float" office:value="0.847524752475248">
                <text:p>0.8475247524752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">
                <text:p>1.3</text:p>
              </table:table-cell>
              <table:table-cell office:value-type="float" office:value="1.00243309002433">
                <text:p>1.00243309002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916508538899431">
                <text:p>0.916508538899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">
                <text:p>1.3</text:p>
              </table:table-cell>
              <table:table-cell office:value-type="float" office:value="0.88152610441767">
                <text:p>0.881526104417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">
                <text:p>1.3</text:p>
              </table:table-cell>
              <table:table-cell office:value-type="float" office:value="0.760942760942761">
                <text:p>0.7609427609427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">
                <text:p>1.2</text:p>
              </table:table-cell>
              <table:table-cell office:value-type="float" office:value="0.977443609022556">
                <text:p>0.9774436090225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.06976744186047">
                <text:p>1.069767441860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1.06665494651404">
                <text:p>1.066654946514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8cm" svg:height="9.008cm" xlink:href=".." xlink:type="simple" chart:class="chart:scatter" chart:style-name="ch1">
        <chart:title svg:x="7.582cm" svg:y="0.316cm" chart:style-name="ch2">
          <text:p>Dgt</text:p>
        </chart:title>
        <chart:plot-area chart:style-name="ch3" table:cell-range-address="Data.C50:Data.C66 Data.P1:Data.P1 Data.P50:Data.P66" chart:data-source-has-labels="row" svg:x="1.331cm" svg:y="1.635cm" svg:width="14.047cm" svg:height="6.212cm">
          <chartooo:coordinate-region svg:x="2.243cm" svg:y="1.834cm" svg:width="12.895cm" svg:height="5.366cm"/>
          <chart:axis chart:dimension="x" chart:name="primary-x" chart:style-name="ch4">
            <chart:title svg:x="7.834cm" svg:y="8.027cm" chart:style-name="ch5">
              <text:p>P/GPa</text:p>
            </chart:title>
          </chart:axis>
          <chart:axis chart:dimension="y" chart:name="primary-y" chart:style-name="ch4">
            <chart:title svg:x="0.451cm" svg:y="5.05cm" chart:style-name="ch6">
              <text:p>Dgt</text:p>
            </chart:title>
            <chart:grid chart:style-name="ch7" chart:class="major"/>
          </chart:axis>
          <chart:series chart:style-name="ch8" chart:values-cell-range-address="Data.P50:Data.P66" chart:label-cell-address="Data.P1:Data.P1" chart:class="chart:scatter">
            <chart:domain table:cell-range-address="Data.C50:Data.C66"/>
            <chart:mean-value chart:style-name="ch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gt</text:p>
                <draw:g>
                  <svg:desc>Data.P1:Data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Data.C50:Data.C66</svg:desc>
                </draw:g>
              </table:table-cell>
              <table:table-cell office:value-type="float" office:value="0.021505376344086">
                <text:p>0.021505376344086</text:p>
                <draw:g>
                  <svg:desc>Data.P50:Data.P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348837209302326">
                <text:p>0.03488372093023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0.048780487804878">
                <text:p>0.0487804878048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0364180131772606">
                <text:p>0.03641801317726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